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line draw:style-name="gr1" draw:text-style-name="P1" draw:layer="layout" svg:x1="8.255cm" svg:y1="14.605cm" svg:x2="12.065cm" svg:y2="14.605cm">
          <text:p/>
        </draw:line>
        <draw:line draw:style-name="gr2" draw:text-style-name="P1" draw:layer="layout" svg:x1="8.255cm" svg:y1="13.655cm" svg:x2="12.065cm" svg:y2="13.655cm">
          <text:p/>
        </draw:line>
        <draw:line draw:style-name="gr2" draw:text-style-name="P1" draw:layer="layout" svg:x1="12.065cm" svg:y1="12.385cm" svg:x2="12.065cm" svg:y2="6.035cm">
          <text:p/>
        </draw:line>
        <draw:frame presentation:style-name="pr1" draw:text-style-name="P2" draw:layer="layout" svg:width="24cm" svg:height="2.844cm" svg:x="2cm" svg:y="1.5cm" presentation:class="title" presentation:user-transformed="true">
          <draw:text-box>
            <text:p>Model Component Diagram</text:p>
          </draw:text-box>
        </draw:frame>
        <draw:custom-shape draw:style-name="gr3" draw:text-style-name="P3" draw:layer="layout" svg:width="19.05cm" svg:height="1.27cm" svg:x="4.095cm" svg:y="5.08cm">
          <text:p text:style-name="P1"><text:span text:style-name="T1">External AP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445cm" svg:height="1.905cm" draw:transform="rotate (1.5707963267946) translate (24.13cm 8.25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9.525cm" svg:height="1.27cm" svg:x="13.62cm" svg:y="8.255cm">
          <text:p text:style-name="P1"><text:span text:style-name="T2">Node 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draw:transform="rotate (1.5707963267946) translate (5.685cm 12.065cm)">
          <text:p/>
          <draw:enhanced-geometry draw:mirror-vertical="true"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175cm" svg:height="1.905cm" svg:x="12.7cm" svg:y="12.06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4" xml:id="id1" draw:id="id1" draw:layer="layout" svg:width="4.445cm" svg:height="3.175cm" svg:x="15.875cm" svg:y="11.43cm">
          <text:p text:style-name="P1"><text:span text:style-name="T2">Node</text:span></text:p>
          <text:p text:style-name="P1"><text:span text:style-name="T2">Upda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3.175cm" svg:x="4.095cm" svg:y="12.065cm">
          <text:p text:style-name="P1"><text:span text:style-name="T2">I/O</text:span></text:p>
          <text:p text:style-name="P1"><text:span text:style-name="T2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9.05cm" svg:height="1.27cm" svg:x="4.095cm" svg:y="17.78cm">
          <text:p text:style-name="P1"><text:span text:style-name="T1">I/O Abstraction Lay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55cm" svg:y1="6.35cm" svg:x2="14.255cm" svg:y2="8.255cm">
          <text:p/>
        </draw:line>
        <draw:line draw:style-name="gr1" draw:text-style-name="P1" draw:layer="layout" svg:x1="16.16cm" svg:y1="6.35cm" svg:x2="16.16cm" svg:y2="8.255cm">
          <text:p/>
        </draw:line>
        <draw:line draw:style-name="gr1" draw:text-style-name="P1" draw:layer="layout" svg:x1="15.525cm" svg:y1="6.35cm" svg:x2="15.525cm" svg:y2="8.255cm">
          <text:p/>
        </draw:line>
        <draw:line draw:style-name="gr1" draw:text-style-name="P1" draw:layer="layout" svg:x1="14.89cm" svg:y1="6.35cm" svg:x2="14.89cm" svg:y2="8.255cm">
          <text:p/>
        </draw:line>
        <draw:frame draw:style-name="gr5" draw:layer="layout" svg:width="4.896cm" svg:height="0.962cm" svg:x="16.16cm" svg:y="6.658cm">
          <draw:text-box>
            <text:p>Metadata reads</text:p>
          </draw:text-box>
        </draw:frame>
        <draw:connector draw:style-name="gr1" draw:text-style-name="P1" draw:layer="layout" svg:x1="20.32cm" svg:y1="13.017cm" svg:x2="25.083cm" svg:y2="8.255cm" draw:start-shape="id1" draw:start-glue-point="1" draw:end-shape="id2" draw:end-glue-point="4" svg:d="m20320 13017h4763v-4762">
          <text:p/>
        </draw:connector>
        <draw:line draw:style-name="gr1" draw:text-style-name="P1" xml:id="id4" draw:id="id4" draw:layer="layout" svg:x1="6.32cm" svg:y1="6.35cm" svg:x2="6.32cm" svg:y2="9.525cm">
          <text:p/>
        </draw:line>
        <draw:line draw:style-name="gr1" draw:text-style-name="P1" draw:layer="layout" svg:x1="6.32cm" svg:y1="15.24cm" svg:x2="6.32cm" svg:y2="17.78cm">
          <text:p/>
        </draw:line>
        <draw:connector draw:style-name="gr1" draw:text-style-name="P1" draw:layer="layout" draw:type="curve" svg:x1="4.095cm" svg:y1="18.415cm" svg:x2="6.32cm" svg:y2="9.525cm" draw:start-shape="id3" draw:start-glue-point="3" draw:end-shape="id4" draw:end-glue-point="2" svg:d="m4095 18415c-751 0-1864-8890 2225-8890">
          <text:p/>
        </draw:connector>
        <draw:line draw:style-name="gr1" draw:text-style-name="P1" draw:layer="layout" svg:x1="12.065cm" svg:y1="12.385cm" svg:x2="12.7cm" svg:y2="13.02cm">
          <text:p/>
        </draw:line>
        <draw:line draw:style-name="gr1" draw:text-style-name="P1" draw:layer="layout" svg:x1="12.065cm" svg:y1="13.655cm" svg:x2="12.7cm" svg:y2="13.02cm">
          <text:p/>
        </draw:line>
        <draw:line draw:style-name="gr1" draw:text-style-name="P1" draw:layer="layout" svg:x1="18.1cm" svg:y1="11.43cm" svg:x2="18.1cm" svg:y2="9.525cm">
          <text:p/>
        </draw:line>
        <draw:line draw:style-name="gr1" draw:text-style-name="P1" draw:layer="layout" svg:x1="18.1cm" svg:y1="14.605cm" svg:x2="18.1cm" svg:y2="17.78cm">
          <text:p/>
        </draw:line>
        <draw:frame draw:style-name="gr5" draw:layer="layout" svg:width="4.955cm" svg:height="0.962cm" svg:x="18.04cm" svg:y="10.16cm">
          <draw:text-box>
            <text:p>Metadata writes</text:p>
          </draw:text-box>
        </draw:frame>
        <draw:frame draw:style-name="gr5" draw:layer="layout" svg:width="1.522cm" svg:height="1.673cm" svg:x="6.338cm" svg:y="6.582cm">
          <draw:text-box>
            <text:p>I/O</text:p>
            <text:p>ops</text:p>
          </draw:text-box>
        </draw:frame>
        <draw:frame draw:style-name="gr5" draw:layer="layout" svg:width="3.537cm" svg:height="1.673cm" svg:x="6.273cm" svg:y="15.472cm">
          <draw:text-box>
            <text:p>I/O service</text:p>
            <text:p>requests</text:p>
          </draw:text-box>
        </draw:frame>
        <draw:frame draw:style-name="gr5" draw:layer="layout" svg:width="3.351cm" svg:height="1.673cm" svg:x="18.104cm" svg:y="14.837cm">
          <draw:text-box>
            <text:p>Selection</text:p>
            <text:p>state sync</text:p>
          </draw:text-box>
        </draw:frame>
        <draw:frame draw:style-name="gr5" draw:text-style-name="P5" draw:layer="layout" svg:width="2.754cm" svg:height="2.384cm" svg:x="9.311cm" svg:y="6.506cm">
          <draw:text-box>
            <text:p text:style-name="P5">Node</text:p>
            <text:p text:style-name="P5">state</text:p>
            <text:p text:style-name="P5">updates</text:p>
          </draw:text-box>
        </draw:frame>
        <draw:frame draw:style-name="gr5" draw:layer="layout" svg:width="3.144cm" svg:height="2.384cm" svg:x="8.575cm" svg:y="11.43cm">
          <draw:text-box>
            <text:p>Node</text:p>
            <text:p>metadata</text:p>
            <text:p>updates</text:p>
          </draw:text-box>
        </draw:frame>
        <draw:frame draw:style-name="gr5" draw:layer="layout" svg:width="5.959cm" svg:height="1.673cm" svg:x="20.32cm" svg:y="12.155cm">
          <draw:text-box>
            <text:p>Errors and</text:p>
            <text:p>update notifications</text:p>
          </draw:text-box>
        </draw:frame>
        <draw:line draw:style-name="gr1" draw:text-style-name="P1" draw:layer="layout" svg:x1="6cm" svg:y1="15.24cm" svg:x2="6cm" svg:y2="17.78cm">
          <text:p/>
        </draw:line>
        <draw:line draw:style-name="gr1" draw:text-style-name="P1" draw:layer="layout" svg:x1="5.685cm" svg:y1="15.24cm" svg:x2="5.685cm" svg:y2="17.78cm">
          <text:p/>
        </draw:line>
        <draw:line draw:style-name="gr1" draw:text-style-name="P1" draw:layer="layout" svg:x1="5.365cm" svg:y1="15.24cm" svg:x2="5.365cm" svg:y2="17.78cm">
          <text:p/>
        </draw:line>
        <draw:line draw:style-name="gr1" draw:text-style-name="P1" draw:layer="layout" svg:x1="5.05cm" svg:y1="15.24cm" svg:x2="5.05cm" svg:y2="17.78cm">
          <text:p/>
        </draw:line>
        <draw:line draw:style-name="gr1" draw:text-style-name="P1" draw:layer="layout" svg:x1="4.73cm" svg:y1="15.24cm" svg:x2="4.73cm" svg:y2="17.78cm">
          <text:p/>
        </draw:line>
        <draw:frame draw:style-name="gr5" draw:layer="layout" svg:width="6.098cm" svg:height="1.673cm" draw:transform="rotate (1.5707963267946) translate (1.697cm 17.145cm)">
          <draw:text-box>
            <text:p>File system</text:p>
            <text:p>change notifications</text:p>
          </draw:text-box>
        </draw:frame>
        <draw:frame draw:style-name="gr5" draw:layer="layout" svg:width="2.229cm" svg:height="0.962cm" svg:x="9.525cm" svg:y="14.605cm">
          <draw:text-box>
            <text:p>Errors</text:p>
          </draw:text-box>
        </draw:fram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2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dc:title>Tunnel</dc:title>
    <dc:description>Presentation Layout Template</dc:description>
    <meta:creation-date>2011-01-11T22:52:53</meta:creation-date>
    <dc:language>en-US</dc:language>
    <meta:editing-cycles>20</meta:editing-cycles>
    <meta:editing-duration>P1DT9H11M33S</meta:editing-duration>
    <meta:initial-creator>Myk Taylor</meta:initial-creator>
    <dc:date>2011-07-28T17:52:49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../../../usr/lib64/openoffice/basis3.2/share/template/en-US/layout/lyt-tunnel.otp"/>
  </office:meta>
</office:document-meta>
</file>